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46b" officeooo:paragraph-rsid="0003346b"/>
    </style:style>
    <style:style style:name="P2" style:family="paragraph" style:parent-style-name="Standard">
      <style:text-properties officeooo:rsid="0003346b" officeooo:paragraph-rsid="000faade"/>
    </style:style>
    <style:style style:name="P3" style:family="paragraph" style:parent-style-name="Standard">
      <style:text-properties officeooo:rsid="0004e9bf" officeooo:paragraph-rsid="0004e9bf"/>
    </style:style>
    <style:style style:name="P4" style:family="paragraph" style:parent-style-name="Standard">
      <style:text-properties officeooo:rsid="0006bbc9" officeooo:paragraph-rsid="0006bbc9"/>
    </style:style>
    <style:style style:name="P5" style:family="paragraph" style:parent-style-name="Standard">
      <style:text-properties officeooo:rsid="00097bc0" officeooo:paragraph-rsid="00097bc0"/>
    </style:style>
    <style:style style:name="P6" style:family="paragraph" style:parent-style-name="Standard">
      <style:text-properties officeooo:rsid="0009d42f" officeooo:paragraph-rsid="0009d42f"/>
    </style:style>
    <style:style style:name="P7" style:family="paragraph" style:parent-style-name="Standard">
      <style:text-properties officeooo:rsid="000dd6d0" officeooo:paragraph-rsid="000dd6d0"/>
    </style:style>
    <style:style style:name="P8" style:family="paragraph" style:parent-style-name="Standard">
      <style:text-properties officeooo:rsid="000dd6d0" officeooo:paragraph-rsid="000ea8ea"/>
    </style:style>
    <style:style style:name="P9" style:family="paragraph" style:parent-style-name="Standard">
      <style:text-properties officeooo:rsid="000faade" officeooo:paragraph-rsid="000faade"/>
    </style:style>
    <style:style style:name="P10" style:family="paragraph" style:parent-style-name="Standard">
      <style:text-properties officeooo:rsid="00119eca" officeooo:paragraph-rsid="00119eca"/>
    </style:style>
    <style:style style:name="P11" style:family="paragraph" style:parent-style-name="Standard">
      <style:text-properties officeooo:rsid="00121bba" officeooo:paragraph-rsid="00121bba"/>
    </style:style>
    <style:style style:name="P12" style:family="paragraph" style:parent-style-name="Standard">
      <style:text-properties officeooo:rsid="0014a594" officeooo:paragraph-rsid="0014a594"/>
    </style:style>
    <style:style style:name="P13" style:family="paragraph" style:parent-style-name="Standard">
      <style:text-properties officeooo:rsid="0015286b" officeooo:paragraph-rsid="0015286b"/>
    </style:style>
    <style:style style:name="P14" style:family="paragraph" style:parent-style-name="Standard" style:list-style-name="L1">
      <style:text-properties officeooo:rsid="0003346b" officeooo:paragraph-rsid="0003346b"/>
    </style:style>
    <style:style style:name="P15" style:family="paragraph" style:parent-style-name="Standard" style:list-style-name="L2">
      <style:text-properties style:text-line-through-style="solid" style:text-line-through-type="single" officeooo:rsid="0003346b" officeooo:paragraph-rsid="000faade"/>
    </style:style>
    <style:style style:name="P16" style:family="paragraph" style:parent-style-name="Standard" style:list-style-name="L2">
      <style:text-properties officeooo:rsid="000faade" officeooo:paragraph-rsid="000faade"/>
    </style:style>
    <style:style style:name="P17" style:family="paragraph" style:parent-style-name="Standard">
      <style:text-properties officeooo:rsid="0015286b" officeooo:paragraph-rsid="0015286b"/>
    </style:style>
    <style:style style:name="P18" style:family="paragraph" style:parent-style-name="Standard">
      <style:text-properties officeooo:rsid="0018d20b" officeooo:paragraph-rsid="0015286b"/>
    </style:style>
    <style:style style:name="P19" style:family="paragraph" style:parent-style-name="Standard">
      <style:text-properties officeooo:rsid="0018d20b" officeooo:paragraph-rsid="0018d20b"/>
    </style:style>
    <style:style style:name="T1" style:family="text">
      <style:text-properties officeooo:rsid="0004e9bf"/>
    </style:style>
    <style:style style:name="T2" style:family="text">
      <style:text-properties officeooo:rsid="000bb105"/>
    </style:style>
    <style:style style:name="T3" style:family="text">
      <style:text-properties officeooo:rsid="000caf10"/>
    </style:style>
    <style:style style:name="T4" style:family="text">
      <style:text-properties officeooo:rsid="000faade"/>
    </style:style>
    <style:style style:name="T5" style:family="text">
      <style:text-properties officeooo:rsid="0016ec9a"/>
    </style:style>
    <style:style style:name="T6" style:family="text">
      <style:text-properties officeooo:rsid="0018ade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Computacional</text:p>
      <text:p text:style-name="P1"/>
      <text:p text:style-name="P1">Objetivos <text:span text:style-name="T1">finais</text:span>: </text:p>
      <text:list xml:id="list3851948124" text:style-name="L1">
        <text:list-item>
          <text:p text:style-name="P14">Detectar peças defeituosas em uma esteira.</text:p>
        </text:list-item>
        <text:list-item>
          <text:p text:style-name="P14">Acompanhar trajetória de uma pessoa em um local. Por exemplo: entrando no LDS saber que horas a pessoa entrou, quais salas ela entrou, horário de entrada e saída.</text:p>
        </text:list-item>
      </text:list>
      <text:p text:style-name="P1"/>
      <text:p text:style-name="P2">Meta: </text:p>
      <text:list xml:id="list1407805063" text:style-name="L2">
        <text:list-item>
          <text:p text:style-name="P15">contabilizar pessoas em uma sala, por video, e determinar horário.</text:p>
        </text:list-item>
        <text:list-item>
          <text:p text:style-name="P16">Acompanhar uma pessoa dentro do ambiente </text:p>
        </text:list-item>
      </text:list>
      <text:p text:style-name="P1"/>
      <text:p text:style-name="P1">Exemplo:</text:p>
      <text:p text:style-name="P1"/>
      <text:p text:style-name="P1"><draw:frame draw:style-name="fr1" draw:name="Quadro1" text:anchor-type="paragraph" svg:width="9.089cm" draw:z-index="0"><draw:text-box fo:min-height="4.685cm"><text:p text:style-name="P1">Sala 02</text:p><text:p text:style-name="P1">8h : 1 pessoa</text:p><text:p text:style-name="P1">9h: 5 pessoas </text:p><text:p text:style-name="P1">.</text:p><text:p text:style-name="P1">.</text:p><text:p text:style-name="P1">.</text:p><text:p text:style-name="P4">18h: 0 pessoas</text:p></draw:text-box></draw:frame></text:p>
      <text:p text:style-name="P1"/>
      <text:p text:style-name="P3"/>
      <text:p text:style-name="P1"/>
      <text:p text:style-name="P1"><text:s/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6">Para isso temos que primeiramente conseguir detectar pessoas nas imagens e determinar a quantidade, <text:span text:style-name="T4">existem algoritmos prontos para fazer a contagem de pessoas no ambiente.</text:span></text:p>
      <text:p text:style-name="P6"/>
      <text:p text:style-name="P6"/>
      <text:p text:style-name="P9">Para acompanhar uma pessoa:</text:p>
      <text:p text:style-name="P9"/>
      <text:p text:style-name="P9">observação: não existe um banco de dados com a imagem das pessoas para identificação.</text:p>
      <text:p text:style-name="P9"/>
      <text:p text:style-name="P9"/>
      <text:p text:style-name="P10">Multi-object tracking</text:p>
      <text:p text:style-name="P10"/>
      <text:p text:style-name="P10">utilização dos centroides</text:p>
      <text:p text:style-name="P11">overlapping images</text:p>
      <text:p text:style-name="P11"/>
      <text:p text:style-name="P11">- </text:p>
      <text:p text:style-name="P9"/>
      <text:p text:style-name="P9"/>
      <text:p text:style-name="P6"/>
      <text:p text:style-name="P6"/>
      <text:p text:style-name="P7"/>
      <text:p text:style-name="P8"><text:s/></text:p>
      <text:p text:style-name="P6"/>
      <text:p text:style-name="P7"/>
      <text:p text:style-name="P1"/>
      <text:p text:style-name="P1"><text:soft-page-break/></text:p>
      <text:p text:style-name="P1"/>
      <text:p text:style-name="P5">caso seja necessário utilizar o haar cascade <text:span text:style-name="T2">para identificação das peças defeituosas:</text:span></text:p>
      <text:p text:style-name="P5"/>
      <text:p text:style-name="P5"><text:a xlink:type="simple" xlink:href="https://pythonprogramming.net/haar-cascade-object-detection-python-opencv-tutorial/" text:style-name="Internet_20_link" text:visited-style-name="Visited_20_Internet_20_Link">https://pythonprogramming.net/haar-cascade-object-detection-python-opencv-tutorial/</text:a></text:p>
      <text:p text:style-name="P5"/>
      <text:p text:style-name="P5">teriamos que fazer um novo, <text:span text:style-name="T3">com um banco de imagens de peças não defeituosas.</text:span></text:p>
      <text:p text:style-name="P5"/>
      <text:p text:style-name="P5"/>
      <text:p text:style-name="P7">Material sobre Machine Learning</text:p>
      <text:p text:style-name="P7"/>
      <text:p text:style-name="P7"><text:a xlink:type="simple" xlink:href="https://developers.google.com/machine-learning/crash-course/classification/precision-and-recall" text:style-name="Internet_20_link" text:visited-style-name="Visited_20_Internet_20_Link">https://developers.google.com/machine-learning/crash-course/classification/precision-and-recall</text:a></text:p>
      <text:p text:style-name="P7"/>
      <text:p text:style-name="P7"/>
      <text:p text:style-name="P12">atualizar com os dados da reunião</text:p>
      <text:p text:style-name="P12"/>
      <text:p text:style-name="P13">vertentes de trabalho:</text:p>
      <text:p text:style-name="P13"/>
      <text:p text:style-name="P13">primeira: fazer um dashboard com informações das máquinas. </text:p>
      <text:p text:style-name="P13">→ passo 1: comando para <text:s/>extrair as informações – OK</text:p>
      <text:p text:style-name="P13">→ passo 2: formatar para JSON (ou arquivo .txt) – Ok, Json automatizado</text:p>
      <text:p text:style-name="P13">→ passo 3: enviar dados para um servidor</text:p>
      <text:p text:style-name="P13"/>
      <text:p text:style-name="P13"/>
      <text:p text:style-name="P13">Segunda tarefa: reconhecimento e identificação de pessoas </text:p>
      <text:p text:style-name="P13">detecção de atenção.</text:p>
      <text:p text:style-name="P13"/>
      <text:p text:style-name="P13">* <text:s/>reconhecer rostos nas imagens – Ok</text:p>
      <text:p text:style-name="P13">* identificação da pessoa – Ok</text:p>
      <text:p text:style-name="P13"><text:tab/>questão : construir dataset </text:p>
      <text:p text:style-name="P13"><text:tab/><text:tab/> <text:s text:c="3"/><text:span text:style-name="T5">automatizar o processo de construção do dataset</text:span></text:p>
      <text:p text:style-name="P13">* detecção de atenção:</text:p>
      <text:p text:style-name="P13"><text:tab/><text:span text:style-name="T6">questão: </text:span>métricas:?</text:p>
      <text:p text:style-name="P13"><text:tab/><text:tab/>Quantidade de vezes que a pessoa pisca </text:p>
      <text:p text:style-name="P13"><text:tab/><text:tab/><text:tab/>questão aberta: parâmetros para ajustar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7:58.950774074</meta:creation-date>
    <dc:date>2019-10-01T11:04:09.694568292</dc:date>
    <meta:editing-duration>PT2H24M5S</meta:editing-duration>
    <meta:editing-cycles>17</meta:editing-cycles>
    <meta:generator>LibreOffice/6.2.4.2$Linux_X86_64 LibreOffice_project/2412653d852ce75f65fbfa83fb7e7b669a126d64</meta:generator>
    <meta:document-statistic meta:table-count="0" meta:image-count="0" meta:object-count="0" meta:page-count="2" meta:paragraph-count="46" meta:word-count="254" meta:character-count="1773" meta:non-whitespace-character-count="1533"/>
  </office:meta>
</office:document-meta>
</file>